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JOURNAL PI4</text:p>
      <text:p text:style-name="Standard"/>
      <text:p text:style-name="Standard"/>
      <text:p text:style-name="Standard"/>
      <text:p text:style-name="Standard">TONY:- <text:s text:c="4"/>Level Design (Création de niveau dans notre Mod.java)</text:p>
      <text:p text:style-name="Standard"><text:tab/>- <text:s text:c="4"/>Commits</text:p>
      <text:list xml:id="list8299561948261896137" text:style-name="L11">
        <text:list-item>
          <text:list>
            <text:list-item>
              <text:p text:style-name="P11">Debugging des Objets, bug de collisions (Notemment les blocks invisibles càd les bugs de collisions quand le bloc bouge),</text:p>
            </text:list-item>
          </text:list>
        </text:list-item>
      </text:list>
      <text:list xml:id="list7590163963740731358" text:style-name="L9">
        <text:list-item>
          <text:list>
            <text:list-item>
              <text:p text:style-name="P9">Reset des ennemis</text:p>
            </text:list-item>
            <text:list-item>
              <text:p text:style-name="P9">Création du Journal</text:p>
            </text:list-item>
          </text:list>
        </text:list-item>
      </text:list>
      <text:list xml:id="list8267196354832049839" text:style-name="L4">
        <text:list-item>
          <text:list>
            <text:list-header>
              <text:p text:style-name="P4"/>
            </text:list-header>
          </text:list>
        </text:list-item>
      </text:list>
      <text:p text:style-name="Standard">QUENTIN : </text:p>
      <text:list xml:id="list4869575331308892342" text:style-name="L10">
        <text:list-item>
          <text:list>
            <text:list-item>
              <text:p text:style-name="P10">Mise en place du systeme de tick et render</text:p>
            </text:list-item>
            <text:list-item>
              <text:p text:style-name="P10">Mise en place MVC (Modele, Vue, Controller)</text:p>
            </text:list-item>
            <text:list-item>
              <text:p text:style-name="P10">Infos dev.txt</text:p>
            </text:list-item>
          </text:list>
        </text:list-item>
      </text:list>
      <text:p text:style-name="Standard"><text:tab/></text:p>
      <text:p text:style-name="Standard"><text:tab/>Création des objets et instanciations des collisions, fonctions.. pour :</text:p>
      <text:list xml:id="list6688291010506487146" text:style-name="L1">
        <text:list-item>
          <text:list>
            <text:list-item>
              <text:p text:style-name="P1">Pers</text:p>
            </text:list-item>
            <text:list-item>
              <text:p text:style-name="P1">Block</text:p>
            </text:list-item>
            <text:list-item>
              <text:p text:style-name="P1">IBlock</text:p>
            </text:list-item>
            <text:list-item>
              <text:p text:style-name="P1">Piège</text:p>
            </text:list-item>
            <text:list-item>
              <text:p text:style-name="P1">Laser</text:p>
            </text:list-item>
            <text:list-item>
              <text:p text:style-name="P1">Pique</text:p>
            </text:list-item>
            <text:list-item>
              <text:p text:style-name="P1">Ligne</text:p>
            </text:list-item>
            <text:list-item>
              <text:p text:style-name="P1">Diagonal</text:p>
            </text:list-item>
            <text:list-item>
              <text:p text:style-name="P1">Ennemy ( incluant Arme.java)</text:p>
            </text:list-item>
            <text:list-item>
              <text:p text:style-name="P1">Fireball</text:p>
            </text:list-item>
            <text:list-item>
              <text:p text:style-name="P1">Flèche</text:p>
            </text:list-item>
            <text:list-item>
              <text:p text:style-name="P1">Mur Piquant</text:p>
            </text:list-item>
            <text:list-item>
              <text:p text:style-name="P1">Pique</text:p>
            </text:list-item>
          </text:list>
        </text:list-item>
      </text:list>
      <text:list xml:id="list2109562712760311493" text:style-name="L7">
        <text:list-item>
          <text:list>
            <text:list-item>
              <text:p text:style-name="P7">Création des Classes Intac, IntrEnn..<text:tab/></text:p>
            </text:list-item>
          </text:list>
        </text:list-item>
      </text:list>
      <text:list xml:id="list4569901081522531767" text:style-name="L6">
        <text:list-item>
          <text:list>
            <text:list-item>
              <text:p text:style-name="P6">Mise en place du Cadrage, recadrage..</text:p>
            </text:list-item>
            <text:list-item>
              <text:p text:style-name="P6">Mise en place de la Fenetre</text:p>
            </text:list-item>
            <text:list-item>
              <text:p text:style-name="P6">Mise en place du Controleur</text:p>
            </text:list-item>
            <text:list-item>
              <text:p text:style-name="P6">Mise en place du reset piege</text:p>
            </text:list-item>
            <text:list-item>
              <text:p text:style-name="P6">Debbuging des Objets, collisions</text:p>
            </text:list-item>
          </text:list>
        </text:list-item>
      </text:list>
      <text:list xml:id="list2900695479979304135" text:style-name="L5">
        <text:list-item>
          <text:list>
            <text:list-item>
              <text:p text:style-name="P5">Création du niveau 1 et 2 </text:p>
            </text:list-item>
            <text:list-item>
              <text:p text:style-name="P5">Création du Journal</text:p>
            </text:list-item>
          </text:list>
        </text:list-item>
      </text:list>
      <text:p text:style-name="Standard"><text:tab/></text:p>
      <text:p text:style-name="Standard">JEAN :</text:p>
      <text:list xml:id="list6046063191963439614" text:style-name="L8">
        <text:list-item>
          <text:list>
            <text:list-item>
              <text:p text:style-name="P8">Mise en place du systeme de tick et render</text:p>
            </text:list-item>
            <text:list-item>
              <text:p text:style-name="P8">Légère modifications du cadrage (obsoletes)</text:p>
            </text:list-item>
            <text:list-item>
              <text:p text:style-name="P8">Debugging Controleur</text:p>
            </text:list-item>
          </text:list>
        </text:list-item>
      </text:list>
      <text:p text:style-name="Standard"><text:tab/>- <text:s text:c="4"/>Gestion des Textures</text:p>
      <text:list xml:id="list5016573544896854013" text:style-name="L2">
        <text:list-item>
          <text:list>
            <text:list-item>
              <text:p text:style-name="P2">Game Design (tout les desseins):</text:p>
              <text:list>
                <text:list-item>
                  <text:p text:style-name="P2">Dessein du Personnage principale dans toutes ces rotations</text:p>
                </text:list-item>
                <text:list-item>
                  <text:p text:style-name="P2">Dessein des Fireball</text:p>
                </text:list-item>
                <text:list-item>
                  <text:p text:style-name="P2">Dessein des Block (Ground, Block Glissant)</text:p>
                </text:list-item>
                <text:list-item>
                  <text:p text:style-name="P2">Dessein du Background</text:p>
                </text:list-item>
              </text:list>
            </text:list-item>
          </text:list>
        </text:list-item>
      </text:list>
      <text:p text:style-name="Standard"><text:soft-page-break/></text:p>
      <text:list xml:id="list4160977680029850019" text:style-name="L3">
        <text:list-item>
          <text:list>
            <text:list-item>
              <text:p text:style-name="P3">Mise en place de l'animation du Personnage</text:p>
            </text:list-item>
            <text:list-item>
              <text:p text:style-name="P3">Class Phys (Incluant la gestion de la Physique dans le Jeu (frottements, gestion gravité... )</text:p>
            </text:list-item>
            <text:list-item>
              <text:p text:style-name="P3">Création du Menu</text:p>
            </text:list-item>
            <text:list-item>
              <text:p text:style-name="P3">Debbuging des collisions</text:p>
            </text:list-item>
            <text:list-item>
              <text:p text:style-name="P3">Déplacement des collisions dans les classes respectives</text:p>
            </text:list-item>
            <text:list-item>
              <text:p text:style-name="P3">Création du niveau 0 (Niveau tutoriel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8T10:16:40.22</meta:creation-date>
    <dc:date>2019-03-28T11:42:41.98</dc:date>
    <meta:editing-duration>PT1H25M33S</meta:editing-duration>
    <meta:editing-cycles>69</meta:editing-cycles>
    <meta:generator>OpenOffice/4.1.6$Win32 OpenOffice.org_project/416m1$Build-9790</meta:generator>
    <meta:document-statistic meta:table-count="0" meta:image-count="0" meta:object-count="0" meta:page-count="2" meta:paragraph-count="50" meta:word-count="255" meta:character-count="1389"/>
  </office:meta>
</office:document-meta>
</file>